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fo:font-weight="bold" style:font-weight-asian="bold" style:font-weight-complex="bold"/>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font-style="italic" style:text-underline-style="none" style:font-style-asian="italic" style:font-style-complex="italic"/>
    </style:style>
    <style:style style:name="P6" style:family="paragraph" style:parent-style-name="Standard">
      <style:paragraph-properties fo:margin-left="1.251cm" fo:margin-right="0cm" fo:text-indent="0cm" style:auto-text-indent="false"/>
      <style:text-properties fo:font-weight="normal" style:font-weight-asian="normal" style:font-weight-complex="normal"/>
    </style:style>
    <style:style style:name="P7" style:family="paragraph" style:parent-style-name="Standard" style:list-style-name="L1"/>
    <style:style style:name="T1" style:family="text">
      <style:text-properties fo:font-weight="bold" style:font-weight-asian="bold" style:font-weight-complex="bold"/>
    </style:style>
    <style:style style:name="T2" style:family="text">
      <style:text-properties fo:font-style="italic" style:text-underline-style="none" style:font-style-asian="italic" style:font-style-complex="italic"/>
    </style:style>
    <style:style style:name="T3" style:family="text">
      <style:text-properties fo:font-style="italic" style:text-underline-style="none" fo:font-weight="bold" style:font-style-asian="italic" style:font-weight-asian="bold" style:font-style-complex="italic" style:font-weight-complex="bold"/>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style:text-underline-style="solid" style:text-underline-width="auto" style:text-underline-color="font-color"/>
    </style:style>
    <style:style style:name="T6" style:family="text">
      <style:text-properties fo:font-style="normal" style:text-underline-style="none" style:font-style-asian="normal" style:font-style-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fo:font-weight="normal" style:font-style-asian="normal" style:font-weight-asian="normal"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ujet : Les différents tests dans les projets WEB, méthodes et outils, et leur mise en pratique effective en entreprise.</text:p>
      <text:p text:style-name="Standard"/>
      <text:p text:style-name="Standard">Points d'analyses des différents tests dans les projets WEB</text:p>
      <text:list xml:id="list1165930185" text:style-name="L1">
        <text:list-item>
          <text:p text:style-name="P7">Méthodes</text:p>
        </text:list-item>
        <text:list-item>
          <text:p text:style-name="P7">Outils</text:p>
        </text:list-item>
        <text:list-item>
          <text:p text:style-name="P7">Mise en pratique</text:p>
        </text:list-item>
      </text:list>
      <text:p text:style-name="Standard"/>
      <text:p text:style-name="P3">Plan :</text:p>
      <text:p text:style-name="P6">1 - introduction (franck)<text:line-break/>2 - analyse des categories de test(otman)<text:line-break/>3 - methode<text:line-break/> mise en place d'un sondage pour connaitre les methodes. pour conclure qu'elles sont les methodes les plus courantes<text:line-break/>4 - outil<text:line-break/>rapport otman<text:line-break/>5 - mise en pratique<text:line-break/>exemple de test fonctionnel automatisé<text:line-break/>6 - conclusion</text:p>
      <text:p text:style-name="Standard"/>
      <text:p text:style-name="Standard"/>
      <text:p text:style-name="Standard">Introduction : important de définir bien le contexte <text:s/>+ introduction du plan</text:p>
      <text:p text:style-name="Standard"/>
      <text:p text:style-name="Standard">Qu'est ce qu'un projet web, Qu'est ce que le test (intention).</text:p>
      <text:p text:style-name="Standard">Problématiques du test : Technologies hétérogènes</text:p>
      <text:p text:style-name="Standard"/>
      <text:p text:style-name="Standard"><text:span text:style-name="T5">World Wide Web (wikipedia - http://fr.wikipedia.org/wiki/World_Wide_Web)</text:span> : </text:p>
      <text:p text:style-name="P4">Système hypertexte public fonctionnant sur Internet qui permet de <text:span text:style-name="T1">consulter, avec un navigateur, des pages accessibles sur des sites</text:span>. L’image de la toile d'araignée vient des hyperliens qui lient les pages web entre elles<text:bookmark text:name="cite_ref-1"/>1.</text:p>
      <text:p text:style-name="P4">Le Web n’est qu'une des applications d’Internet ; distincte d’autres applications comme le courrier électronique, la messagerie instantanée, et le partage de fichiers en pair à pair. Le Web a été inventé plusieurs années après Internet, mais c’est lui qui a rendu les médias grand public attentifs à Internet. Depuis, le Web est fréquemment confondu avec Internet ; en particulier, le mot Toile est souvent utilisé dans les textes non techniques sans qu’il désigne clairement le Web ou Internet.</text:p>
      <text:p text:style-name="P2">Test ( wikipedia - http://fr.wikipedia.org/wiki/Test_(informatique) : </text:p>
      <text:p text:style-name="Text_20_body"><text:span text:style-name="T2">En informatique, un </text:span><text:span text:style-name="T4">test</text:span><text:span text:style-name="T2"> désigne une procédure de vérification partielle d'un système. Son but est </text:span><text:span text:style-name="T3">d'identifier un nombre maximum de comportements problématiques</text:span><text:span text:style-name="T2"> du logiciel, car il est difficile et/ou </text:span><text:span text:style-name="T3">coûteux </text:span><text:span text:style-name="T2">(méthode formelle) de prouver qu'un logiciel fonctionne bien dans tous les cas. Plus le nombre d'erreurs trouvées est important, plus il y a de risques qu'il y ait d'erreurs dans le composant logiciel visé.</text:span></text:p>
      <text:p text:style-name="P5">Les tests de vérification ou de validation visent ainsi à s'assurer que ce système réagit de la façon prévue par ses concepteurs (spécifications) ou est conforme aux attentes du client l'ayant commandé (besoins), respectivement. Dans cet article nous ne traitons que du test de logiciel, le test de matériel informatique (ou 'hardware') n'est pas abordé.</text:p>
      <text:p text:style-name="Text_20_body"><text:span text:style-name="T2">Un test ressemble à une expérience scientifique. </text:span><text:span text:style-name="T3">Il examine une hypothèse exprimée en fonction de trois éléments : les données en entrée, l'objet à tester et les observations attendues.</text:span><text:span text:style-name="T2"> Cet examen est effectué sous conditions contrôlées pour pouvoir tirer des conclusions. Un bon test respecte également l'exigence de répétabilité </text:span><text:bookmark text:name="cite_ref-11"/><text:span text:style-name="T2">1.</text:span></text:p>
      <text:p text:style-name="P2"/>
      <text:p text:style-name="P1"><text:soft-page-break/>Méthodes : contacter professionnel </text:p>
      <text:p text:style-name="P2"/>
      <text:p text:style-name="Standard">Outils : rapport Otman</text:p>
      <text:p text:style-name="Standard"/>
      <text:p text:style-name="Standard">Mise en pratique : simulation d'un projet web avec un des outils présentés, mise en place d'un scénario de test</text:p>
      <text:p text:style-name="Standard"/>
      <text:p text:style-name="Standard"/>
      <text:p text:style-name="Standard">Nous allons développer notre rapport autour de la thématique des tests dans les projets Web. </text:p>
      <text:p text:style-name="Standard"><text:span text:style-name="T8">Le web est ensemble de système hypertexte public fonctionnant sur Internet qui permet de consulter, avec un navigateur, des pages accessibles sur des sites. Un projet web consisterais par exemple au développement d'un site internet de diffusions de média, type lemonde.fr, répondant à des besoins spécifiques qui impliquent des besoins fonctionnelles et techniques très précis.</text:span></text:p>
      <text:p text:style-name="Standard">D'une manière générale les tests, dans le contexte d'un projet informatique, <text:span text:style-name="T6">désigne une procédure de vérification d'un système. </text:span><text:span text:style-name="T7">Son but est d'identifier un nombre maximum de comportements problématiques du logiciel</text:span><text:span text:style-name="T4">. </text:span><text:span text:style-name="T7">En reprenant l'exemple ci-dessus, l'intention du test est de vérifier que le site internet fonctionne correctement et qu'il correspond bien aux besoins spécifiés.</text:span><text:span text:style-name="T4"> </text:span></text:p>
      <text:p text:style-name="Standard"><text:span text:style-name="T7">Le test représente un point non négligeable dans la réussite d'un projet informatique. Dans ce rapport, nous allons donc recenser les différentes catégories de tests. Voir comment elles sont mis en place dans un projet. Recenser un panel d'outil permettant le test dans un projet web et examiner une mise en pratique en se basant sur une simulation de test dans un projet informatique. Et pour finir conclure sur les avantages et inconvenants des tests dans les projets we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anck </meta:initial-creator>
    <meta:creation-date>2013-03-23T16:33:46</meta:creation-date>
    <dc:date>2013-03-27T11:39:46</dc:date>
    <meta:editing-duration>PT01H16M50S</meta:editing-duration>
    <meta:editing-cycles>17</meta:editing-cycles>
    <meta:generator>OpenOffice.org/3.1$Linux OpenOffice.org_project/310m19$Build-9420</meta:generator>
    <meta:document-statistic meta:table-count="0" meta:image-count="0" meta:object-count="0" meta:page-count="2" meta:paragraph-count="24" meta:word-count="643" meta:character-count="4161"/>
  </office:meta>
</office:document-meta>
</file>